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E113]" office:value-type="float" office:value="180" calcext:value-type="float">
            <text:p>180</text:p>
          </table:table-cell>
          <table:table-cell table:formula="of:=[.D129]-40"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v5</text:p>
          </table:table-cell>
          <table:table-cell/>
        </table:table-row>
        <table:table-row table:style-name="ro1">
          <table:table-cell office:value-type="date" office:date-value="2020-03-25" calcext:value-type="date">
            <text:p>25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6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7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9" calcext:value-type="date">
            <text:p>29.03.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20-03-30" calcext:value-type="date">
            <text:p>30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42]+[.B143]+[.B144]+[.B145]+[.B146]+[.B147]+[.B148]+[.B149]+[.B150]+[.E129]" office:value-type="float" office:value="191" calcext:value-type="float">
            <text:p>191</text:p>
          </table:table-cell>
          <table:table-cell table:formula="of:=[.D142]-48"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v6</text:p>
          </table:table-cell>
          <table:table-cell/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.00.0000</text:date>, <text:time style:data-style-name="N2" text:time-value="21:39:50.562296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4-16T21:40:37.121355205</dc:date>
    <meta:editing-duration>P1DT2H31M11S</meta:editing-duration>
    <meta:editing-cycles>358</meta:editing-cycles>
    <meta:document-statistic meta:table-count="1" meta:cell-count="306" meta:object-count="0"/>
  </office:meta>
</office:document-meta>
</file>